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$globals.$C$2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$globals.$C$2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$globals.$C$2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$globals.$C$2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$globals.$C$2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P12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P13]*[$globals.$C$25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4">
            <text:p>5.51</text:p>
          </table:table-cell>
          <table:table-cell table:formula="oooc:=[.P14]*[$globals.$C$2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5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1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P15]*[$globals.$C$25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7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P16]*[$globals.$C$25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P17]*[$globals.$C$25]" office:value-type="float" office:value="50.297619047619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P20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P21]*[$globals.$C$25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2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P22]*[$globals.$C$25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2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P23]*[$globals.$C$25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P24]*[$globals.$C$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P25]*[$globals.$C$25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P28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P29]*[$globals.$C$25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P30]*[$globals.$C$25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P31]*[$globals.$C$25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P32]*[$globals.$C$25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P33]*[$globals.$C$25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P36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P37]*[$globals.$C$25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P38]*[$globals.$C$25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P39]*[$globals.$C$25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P40]*[$globals.$C$25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P41]*[$globals.$C$25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P44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P45]*[$globals.$C$25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P46]*[$globals.$C$25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6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P47]*[$globals.$C$25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P48]*[$globals.$C$25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7">
            <text:p>0.98</text:p>
          </table:table-cell>
          <table:table-cell/>
          <table:table-cell table:formula="oooc:=[.G50]^[$globals.$C$16]*[$globals.$C$22]/[.O50]" office:value-type="float" office:value="17666993541.9407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P49]*[$globals.$C$25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P52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P53]*[$globals.$C$25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P54]*[$globals.$C$2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P55]*[$globals.$C$25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69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P56]*[$globals.$C$25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64254427748.377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P57]*[$globals.$C$25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min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>
            <table:detective>
              <table:operation table:name="trace-dependents" table:index="0"/>
            </table:detective>
          </table:table-cell>
          <table:table-cell table:style-name="ce2" office:value-type="float" office:value="0.3">
            <text:p>0.3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30">
            <text:p>13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G5]/[.O5]/[.H$4]" office:value-type="float" office:value="6.66666666666667">
            <text:p>6.6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ooc:=[.U4]/[.F5]/[.T4]*[.N5]" office:value-type="float" office:value="3.97070594701119">
            <text:p>3.97</text:p>
          </table:table-cell>
          <table:table-cell table:formula="oooc:=[.V4]/[.J5]" office:value-type="float" office:value="201.475508555896">
            <text:p>201.48</text:p>
          </table:table-cell>
          <table:table-cell table:formula="oooc:=([.D5]/[.C5])/([.O5]/[.N5])" office:value-type="float" office:value="1.01812973000287">
            <text:p>1.02</text:p>
          </table:table-cell>
          <table:table-cell/>
          <table:table-cell table:formula="oooc:=[.G5]^[$globals.$C$16]*[$globals.$C$22]/[.O5]" office:value-type="float" office:value="132.356864900373">
            <text:p>132.36</text:p>
          </table:table-cell>
          <table:table-cell office:value-type="float" office:value="2">
            <text:p>2</text:p>
          </table:table-cell>
          <table:table-cell table:formula="oooc:=[.G5]/[.$H$4]" office:value-type="float" office:value="13.3333333333333">
            <text:p>13.33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430">
            <text:p>43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G6]/[.O6]/[.H$4]" office:value-type="float" office:value="8.71532248776836">
            <text:p>8.72</text:p>
          </table:table-cell>
          <table:table-cell table:formula="oooc:=[.G5]*[$globals.$C$27]" office:value-type="float" office:value="6.53649186582627">
            <text:p>6.54</text:p>
          </table:table-cell>
          <table:table-cell table:number-columns-repeated="2"/>
          <table:table-cell table:formula="oooc:=[.U4]/[.F6]/[.T4]*[.N6]" office:value-type="float" office:value="9.85018718913761">
            <text:p>9.85</text:p>
          </table:table-cell>
          <table:table-cell table:formula="oooc:=[.V4]/[.J6]" office:value-type="float" office:value="81.2167306710889">
            <text:p>81.22</text:p>
          </table:table-cell>
          <table:table-cell table:formula="oooc:=([.D6]/[.C6])/([.O6]/[.N6])" office:value-type="float" office:value="0.998227417653708">
            <text:p>1</text:p>
          </table:table-cell>
          <table:table-cell/>
          <table:table-cell table:formula="oooc:=[.G6]^[$globals.$C$16]*[$globals.$C$22]/[.O6]" office:value-type="float" office:value="429.237789591094">
            <text:p>429.24</text:p>
          </table:table-cell>
          <table:table-cell office:value-type="float" office:value="2.5">
            <text:p>2.5</text:p>
          </table:table-cell>
          <table:table-cell table:formula="oooc:=[.G6]/[.$H$4]" office:value-type="float" office:value="21.7883062194209">
            <text:p>21.79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G7]/[.O7]/[.H$4]" office:value-type="float" office:value="11.8682571977814">
            <text:p>11.87</text:p>
          </table:table-cell>
          <table:table-cell table:formula="oooc:=[.G6]*[$globals.$C$27]" office:value-type="float" office:value="10.6814314780032">
            <text:p>10.68</text:p>
          </table:table-cell>
          <table:table-cell table:number-columns-repeated="2"/>
          <table:table-cell table:formula="oooc:=[.U4]/[.F7]/[.T4]*[.N7]" office:value-type="float" office:value="24.4355006278125">
            <text:p>24.44</text:p>
          </table:table-cell>
          <table:table-cell table:formula="oooc:=[.V4]/[.J7]" office:value-type="float" office:value="32.7392514761675">
            <text:p>32.74</text:p>
          </table:table-cell>
          <table:table-cell table:formula="oooc:=([.D7]/[.C7])/([.O7]/[.N7])" office:value-type="float" office:value="0.966689354024756">
            <text:p>0.97</text:p>
          </table:table-cell>
          <table:table-cell/>
          <table:table-cell table:formula="oooc:=[.G7]^[$globals.$C$16]*[$globals.$C$22]/[.O7]" office:value-type="float" office:value="1450.03403103713">
            <text:p>1450.03</text:p>
          </table:table-cell>
          <table:table-cell office:value-type="float" office:value="3">
            <text:p>3</text:p>
          </table:table-cell>
          <table:table-cell table:formula="oooc:=[.G7]/[.$H$4]" office:value-type="float" office:value="35.6047715933442">
            <text:p>35.6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5500">
            <text:p>5,5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G8]/[.O8]/[.H$4]" office:value-type="float" office:value="18.1820546800388">
            <text:p>18.18</text:p>
          </table:table-cell>
          <table:table-cell table:formula="oooc:=[.G7]*[$globals.$C$27]" office:value-type="float" office:value="17.4547724928372">
            <text:p>17.45</text:p>
          </table:table-cell>
          <table:table-cell table:number-columns-repeated="2"/>
          <table:table-cell table:formula="oooc:=[.U4]/[.F8]/[.T4]*[.N8]" office:value-type="float" office:value="60.6174968522704">
            <text:p>60.62</text:p>
          </table:table-cell>
          <table:table-cell table:formula="oooc:=[.V4]/[.J8]" office:value-type="float" office:value="13.1975096554987">
            <text:p>13.2</text:p>
          </table:table-cell>
          <table:table-cell table:formula="oooc:=([.D8]/[.C8])/([.O8]/[.N8])" office:value-type="float" office:value="1.00195512939551">
            <text:p>1</text:p>
          </table:table-cell>
          <table:table-cell/>
          <table:table-cell table:formula="oooc:=[.G8]^[$globals.$C$16]*[$globals.$C$22]/[.O8]" office:value-type="float" office:value="5510.75321167529">
            <text:p>5510.75</text:p>
          </table:table-cell>
          <table:table-cell office:value-type="float" office:value="3.2">
            <text:p>3.2</text:p>
          </table:table-cell>
          <table:table-cell table:formula="oooc:=[.G8]/[.$H$4]" office:value-type="float" office:value="58.1825749761241">
            <text:p>58.18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21000">
            <text:p>21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G9]/[.O9]/[.H$4]" office:value-type="float" office:value="27.9639652988428">
            <text:p>27.96</text:p>
          </table:table-cell>
          <table:table-cell table:formula="oooc:=[.G8]*[$globals.$C$27]" office:value-type="float" office:value="28.5232446048197">
            <text:p>28.52</text:p>
          </table:table-cell>
          <table:table-cell table:number-columns-repeated="2"/>
          <table:table-cell table:formula="oooc:=[.U4]/[.F9]/[.T4]*[.N9]" office:value-type="float" office:value="150.374693795007">
            <text:p>150.37</text:p>
          </table:table-cell>
          <table:table-cell table:formula="oooc:=[.V4]/[.J9]" office:value-type="float" office:value="5.32004408328551">
            <text:p>5.32</text:p>
          </table:table-cell>
          <table:table-cell table:formula="oooc:=([.D9]/[.C9])/([.O9]/[.N9])" office:value-type="float" office:value="1.00120779026374">
            <text:p>1</text:p>
          </table:table-cell>
          <table:table-cell/>
          <table:table-cell table:formula="oooc:=[.G9]^[$globals.$C$16]*[$globals.$C$22]/[.O9]" office:value-type="float" office:value="21025.3635955385">
            <text:p>21025.36</text:p>
          </table:table-cell>
          <table:table-cell office:value-type="float" office:value="3.4">
            <text:p>3.4</text:p>
          </table:table-cell>
          <table:table-cell table:formula="oooc:=[.G9]/[.$H$4]" office:value-type="float" office:value="95.0774820160655">
            <text:p>95.08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0000">
            <text:p>8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G10]/[.O10]/[.H$4]" office:value-type="float" office:value="43.157860265365">
            <text:p>43.16</text:p>
          </table:table-cell>
          <table:table-cell table:formula="oooc:=[.G9]*[$globals.$C$27]" office:value-type="float" office:value="46.6104890865942">
            <text:p>46.61</text:p>
          </table:table-cell>
          <table:table-cell table:number-columns-repeated="2"/>
          <table:table-cell table:formula="oooc:=[.U4]/[.F10]/[.T4]*[.N10]" office:value-type="float" office:value="373.03665951517">
            <text:p>373.04</text:p>
          </table:table-cell>
          <table:table-cell table:formula="oooc:=[.V4]/[.J10]" office:value-type="float" office:value="2.14456134429187">
            <text:p>2.14</text:p>
          </table:table-cell>
          <table:table-cell table:formula="oooc:=([.D10]/[.C10])/([.O10]/[.N10])" office:value-type="float" office:value="1.00621650157589">
            <text:p>1.01</text:p>
          </table:table-cell>
          <table:table-cell/>
          <table:table-cell table:formula="oooc:=[.G10]^[$globals.$C$16]*[$globals.$C$22]/[.O10]" office:value-type="float" office:value="80497.3201260711">
            <text:p>80497.32</text:p>
          </table:table-cell>
          <table:table-cell office:value-type="float" office:value="3.6">
            <text:p>3.6</text:p>
          </table:table-cell>
          <table:table-cell table:formula="oooc:=[.G10]/[.$H$4]" office:value-type="float" office:value="155.368296955314">
            <text:p>155.37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8">04/08/2007</text:date>, <text:time>08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8T08:46:29</dc:date>
    <dc:language>en-US</dc:language>
    <meta:editing-cycles>34</meta:editing-cycles>
    <meta:editing-duration>P1DT1H29M35S</meta:editing-duration>
    <meta:user-defined meta:name="Info 1"/>
    <meta:user-defined meta:name="Info 2"/>
    <meta:user-defined meta:name="Info 3"/>
    <meta:user-defined meta:name="Info 4"/>
    <meta:document-statistic meta:table-count="4" meta:cell-count="122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